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style:font-name="Calibri1" fo:font-size="11pt" fo:font-weight="bold" style:font-size-asian="11pt" style:font-weight-asian="bold" style:font-name-complex="Calibri2" style:font-size-complex="11pt"/>
    </style:style>
    <style:style style:name="P3" style:family="paragraph" style:parent-style-name="Standard">
      <style:paragraph-properties fo:margin-left="3.81cm" fo:text-indent="-3.81cm" style:auto-text-indent="false"/>
    </style:style>
    <style:style style:name="P4" style:family="paragraph" style:parent-style-name="Standard">
      <style:paragraph-properties fo:margin-left="3.81cm" fo:text-indent="-3.81cm" style:auto-text-indent="false"/>
      <style:text-properties style:font-name="Calibri1" fo:font-size="11pt" style:font-size-asian="11pt" style:font-name-complex="Calibri2" style:font-size-complex="11pt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text-properties officeooo:paragraph-rsid="001682a3"/>
    </style:style>
    <style:style style:name="P7" style:family="paragraph" style:parent-style-name="Standard">
      <style:text-properties style:font-name="Calibri1" fo:font-size="11pt" officeooo:paragraph-rsid="001682a3" style:font-size-asian="11pt" style:font-name-complex="Calibri2" style:font-size-complex="11pt"/>
    </style:style>
    <style:style style:name="P8" style:family="paragraph" style:parent-style-name="Standard">
      <style:text-properties style:font-name="Calibri1" fo:font-size="11pt" style:font-size-asian="11pt" style:font-name-complex="Calibri2" style:font-size-complex="11pt"/>
    </style:style>
    <style:style style:name="P9" style:family="paragraph" style:parent-style-name="Standard" style:list-style-name="WWNum1">
      <style:paragraph-properties fo:padding="0cm" fo:border="none" style:shadow="none" style:join-border="false"/>
    </style:style>
    <style:style style:name="P10" style:family="paragraph" style:parent-style-name="Standard" style:list-style-name="WWNum1">
      <style:paragraph-properties fo:padding="0cm" fo:border="none" style:shadow="none" style:join-border="false"/>
      <style:text-properties officeooo:paragraph-rsid="001ce79d"/>
    </style:style>
    <style:style style:name="P11" style:family="paragraph" style:parent-style-name="Standard">
      <style:paragraph-properties fo:margin-left="1.27cm" fo:text-indent="-1.27cm" style:auto-text-indent="false" fo:padding="0cm" fo:border="none" style:shadow="none" style:join-border="false"/>
      <style:text-properties style:font-name="Calibri1" fo:font-size="11pt" style:font-size-asian="11pt" style:font-name-complex="Calibri2" style:font-size-complex="11pt"/>
    </style:style>
    <style:style style:name="P12" style:family="paragraph" style:parent-style-name="Standard" style:list-style-name="WWNum1"/>
    <style:style style:name="P13" style:family="paragraph" style:parent-style-name="Standard">
      <style:paragraph-properties fo:padding="0cm" fo:border="none" style:shadow="none" style:join-border="false"/>
    </style:style>
    <style:style style:name="P14" style:family="paragraph" style:parent-style-name="Standard">
      <style:paragraph-properties fo:margin-left="5.08cm" fo:text-indent="-5.08cm" style:auto-text-indent="false"/>
      <style:text-properties style:font-name="Calibri1" fo:font-size="11pt" officeooo:paragraph-rsid="001e8cec" style:font-size-asian="11pt" style:font-name-complex="Calibri2" style:font-size-complex="11pt"/>
    </style:style>
    <style:style style:name="P15" style:family="paragraph" style:parent-style-name="Standard">
      <style:text-properties officeooo:paragraph-rsid="0019cfef"/>
    </style:style>
    <style:style style:name="P16" style:family="paragraph" style:parent-style-name="Standard">
      <style:text-properties style:font-name="Calibri1" fo:font-size="11pt" officeooo:paragraph-rsid="0019cfef" style:font-size-asian="11pt" style:font-name-complex="Calibri2" style:font-size-complex="11pt"/>
    </style:style>
    <style:style style:name="P17" style:family="paragraph" style:parent-style-name="Standard">
      <style:text-properties officeooo:paragraph-rsid="001b7c95"/>
    </style:style>
    <style:style style:name="P18" style:family="paragraph" style:parent-style-name="Standard">
      <style:text-properties style:font-name="Calibri1" fo:font-size="11pt" officeooo:paragraph-rsid="001b7c95" style:font-size-asian="11pt" style:font-name-complex="Calibri2" style:font-size-complex="11pt"/>
    </style:style>
    <style:style style:name="T1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2" style:family="text">
      <style:text-properties style:font-name="Calibri1" fo:font-size="11pt" style:font-size-asian="11pt" style:font-name-complex="Calibri2" style:font-size-complex="11pt"/>
    </style:style>
    <style:style style:name="T3" style:family="text">
      <style:text-properties style:font-name="Calibri1" fo:font-size="11pt" officeooo:rsid="001366e7" style:font-size-asian="11pt" style:font-name-complex="Calibri2" style:font-size-complex="11pt"/>
    </style:style>
    <style:style style:name="T4" style:family="text">
      <style:text-properties style:font-name="Calibri1" fo:font-size="11pt" officeooo:rsid="001f79c6" style:font-size-asian="11pt" style:font-name-complex="Calibri2" style:font-size-complex="11pt"/>
    </style:style>
    <style:style style:name="T5" style:family="text">
      <style:text-properties style:font-name="Calibri1" fo:font-size="11pt" officeooo:rsid="00170630" style:font-size-asian="11pt" style:font-name-complex="Calibri2" style:font-size-complex="11pt"/>
    </style:style>
    <style:style style:name="T6" style:family="text">
      <style:text-properties style:font-name="Calibri1" fo:font-size="11pt" officeooo:rsid="001fac82" style:font-size-asian="11pt" style:font-name-complex="Calibri2" style:font-size-complex="11pt"/>
    </style:style>
    <style:style style:name="T7" style:family="text">
      <style:text-properties style:font-name="Calibri1" fo:font-size="11pt" officeooo:rsid="00214fdb" style:font-size-asian="11pt" style:font-name-complex="Calibri2" style:font-size-complex="11pt"/>
    </style:style>
    <style:style style:name="T8" style:family="text">
      <style:text-properties style:font-name="Calibri1" fo:font-size="11pt" officeooo:rsid="00181f3a" style:font-size-asian="11pt" style:font-name-complex="Calibri2" style:font-size-complex="11pt"/>
    </style:style>
    <style:style style:name="T9" style:family="text">
      <style:text-properties style:font-name="Calibri1" fo:font-size="11pt" officeooo:rsid="001ce79d" style:font-size-asian="11pt" style:font-name-complex="Calibri2" style:font-size-complex="11pt"/>
    </style:style>
    <style:style style:name="T10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1" style:family="text">
      <style:text-properties style:text-line-through-style="solid" style:text-line-through-type="single" style:font-name="Calibri1" fo:font-size="11pt" style:font-size-asian="11pt" style:font-name-complex="Calibri2" style:font-size-complex="11pt"/>
    </style:style>
    <style:style style:name="T12" style:family="text">
      <style:text-properties fo:color="#000000" loext:opacity="100%" style:font-name="Calibri1" fo:font-size="11pt" style:font-size-asian="11pt" style:font-name-complex="Calibri2" style:font-size-complex="11pt"/>
    </style:style>
    <style:style style:name="T13" style:family="text">
      <style:text-properties style:font-name="Calibri1" fo:font-size="11pt" officeooo:rsid="001aa24e" style:font-size-asian="11pt" style:font-name-complex="Calibri2" style:font-size-complex="11pt"/>
    </style:style>
    <style:style style:name="T14" style:family="text">
      <style:text-properties style:font-name="Calibri1" fo:font-size="11pt" fo:font-weight="bold" officeooo:rsid="001ce79d" style:font-size-asian="11pt" style:font-weight-asian="bold" style:font-name-complex="Calibri2" style:font-size-complex="11pt"/>
    </style:style>
    <style:style style:name="T15" style:family="text">
      <style:text-properties fo:color="#4f81bd" loext:opacity="100%" style:font-name="Calibri1" fo:font-size="11pt" style:font-size-asian="11pt" style:font-name-complex="Calibri2" style:font-size-complex="11pt">
        <loext:char-complex-color loext:theme-type="accent1" loext:color-type="theme"/>
      </style:text-properties>
    </style:style>
    <style:style style:name="T16" style:family="text">
      <style:text-properties fo:color="#000000" loext:opacity="100%" style:font-name="Calibri1" fo:font-size="11pt" style:font-size-asian="11pt" style:font-name-complex="Calibri2" style:font-size-complex="11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Calibri1" fo:font-size="11pt" officeooo:rsid="001aa24e" style:font-size-asian="11pt" style:font-name-complex="Calibri2" style:font-size-complex="11pt">
        <loext:char-complex-color loext:theme-type="dark1" loext:color-type="theme"/>
      </style:text-properties>
    </style:style>
    <style:style style:name="T18" style:family="text">
      <style:text-properties fo:color="#ff0000" loext:opacity="100%" style:font-name="Calibri1" fo:font-size="11pt" style:font-size-asian="11pt" style:font-name-complex="Calibri2" style:font-size-complex="11pt"/>
    </style:style>
    <style:style style:name="T19" style:family="text">
      <style:text-properties style:font-name="Calibri1" fo:font-size="11pt" officeooo:rsid="001b7c95" style:font-size-asian="11pt" style:font-name-complex="Calibri2" style:font-size-complex="11pt"/>
    </style:style>
    <style:style style:name="T20" style:family="text">
      <style:text-properties officeooo:rsid="00170630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urriculum Vitae</text:span></text:p>
      <text:p text:style-name="P2" loext:marker-style-name="T1"/>
      <text:p text:style-name="Standard" loext:marker-style-name="T2"><text:span text:style-name="T2">Name<text:tab/><text:tab/><text:tab/>Peter Smith<text:tab/><text:tab/><text:tab/></text:span><text:span text:style-name="T2"/></text:p>
      <text:p text:style-name="Standard" loext:marker-style-name="T2"><text:span text:style-name="T2">Location<text:tab/><text:tab/>Edinburgh</text:span></text:p>
      <text:p text:style-name="P3" loext:marker-style-name="T2"><text:span text:style-name="T2">Portfolio<text:tab/></text:span><text:a xlink:type="simple" xlink:href="http://qlnk.io/ql/5ca4e273e4b0573f512f1f47" office:target-frame-name="_blank" xlink:show="new" text:style-name="Internet_20_link" text:visited-style-name="Visited_20_Internet_20_Link"><text:span text:style-name="Internet_20_link"><text:span text:style-name="T2">http://qlnk.io/ql/5ca4e273e4b0573f512f1f47</text:span></text:span></text:a></text:p>
      <text:p text:style-name="P4" loext:marker-style-name="T2"/>
      <text:p text:style-name="Standard" loext:marker-style-name="T2"><draw:rect text:anchor-type="as-char" style:rel-width="100%" draw:z-index="0" draw:style-name="gr1" draw:text-style-name="P5" svg:width="15.911cm" svg:height="0.003cm"><text:p/></draw:rect><text:span text:style-name="T1">CANDIDATE PROFILE</text:span></text:p>
      <text:p text:style-name="Standard" loext:marker-style-name="T2"><draw:rect text:anchor-type="as-char" style:rel-width="100%" draw:z-index="1" draw:style-name="gr1" draw:text-style-name="P5" svg:width="15.911cm" svg:height="0.003cm"><text:p/></draw:rect></text:p>
      <text:p text:style-name="P6" loext:marker-style-name="T2"><text:span text:style-name="T3">I</text:span><text:span text:style-name="T2"> </text:span><text:span text:style-name="T3">am</text:span><text:span text:style-name="T2"> a skilled editor with </text:span><text:span text:style-name="T4">16</text:span><text:span text:style-name="T2"> years of </text:span><text:span text:style-name="T4">collaborative working in a production environment and four years of freelance experience before that. From </text:span><text:span text:style-name="T5">December</text:span><text:span text:style-name="T4"> 2008 until </text:span><text:span text:style-name="T5">August </text:span><text:span text:style-name="T4">2014 I was the </text:span><text:span text:style-name="T6">principal editor at Republic Productions, where I edite</text:span><text:span text:style-name="T7">d corporate communications for clients such as SSE/SSEN, Diageo, L</text:span><text:span text:style-name="T8">loyds </text:span><text:span text:style-name="T7">B</text:span><text:span text:style-name="T8">anking </text:span><text:span text:style-name="T7">G</text:span><text:span text:style-name="T8">roup</text:span><text:span text:style-name="T7"> and Edinburgh City Council, to name a few.</text:span></text:p>
      <text:p text:style-name="P6" loext:marker-style-name="T2"><text:span text:style-name="T7"/></text:p>
      <text:p text:style-name="P6" loext:marker-style-name="T2"><text:span text:style-name="T6">From </text:span><text:span text:style-name="T5">August</text:span><text:span text:style-name="T6"> 2014 until November 2024 I was </text:span><text:span text:style-name="T8">an editor</text:span><text:span text:style-name="T6"> at </text:span><text:span text:style-name="T2">Speakeasy Productions </text:span><text:span text:style-name="T6">where I worked on projects for diverse public and private sector clients: </text:span><text:span text:style-name="T5">Scottish Enterprise, Scottish Government, Newton Investment Management, Lloyds Banking Group, SSEN, Education Scotland, Scottish Courts and Tribunal Service, and many more</text:span><text:span text:style-name="T6">. I </text:span><text:span text:style-name="T8">ha</text:span><text:span text:style-name="T6">ve cut dramas, interview-led corporate case studies, long-form documentaries, short social media clips, </text:span><text:span text:style-name="T5">animations, audio-only podcasts, and lots more</text:span><text:span text:style-name="T6">. I </text:span><text:span text:style-name="T9">am</text:span><text:span text:style-name="T6"> used to working in a fast-paced environment to challenging deadlines. I can work from a detailed </text:span><text:span text:style-name="T8">client</text:span><text:span text:style-name="T6"> brief </text:span><text:span text:style-name="T8">and </text:span><text:span text:style-name="T6">am also comfortable working entirely on my own initiative, using my many years experience to guide and shape edits.</text:span></text:p>
      <text:p text:style-name="P7" loext:marker-style-name="T2"/>
      <text:p text:style-name="P6" loext:marker-style-name="T2"><text:span text:style-name="T8">I mainly work</text:span><text:span text:style-name="T6"> with Final Cut Pro, </text:span><text:span text:style-name="T8">and </text:span><text:span text:style-name="T6">also </text:span><text:span text:style-name="T8">have substantial experience with </text:span><text:span text:style-name="T6">Premiere Pro </text:span><text:span text:style-name="T8">in addition to </text:span><text:span text:style-name="T6">Da</text:span><text:span text:style-name="T8">V</text:span><text:span text:style-name="T6">inci Resolve </text:span><text:span text:style-name="T8">and</text:span><text:span text:style-name="T6"> Avid Media Composer. I’m </text:span><text:span text:style-name="T8">very</text:span><text:span text:style-name="T6"> </text:span><text:span text:style-name="T8">competent</text:span><text:span text:style-name="T6"> with After Effects and Adobe Audition, having used both extensively throughout my time at Speakeasy. I’m comfortable with all aspects of the post-production pipeline, </text:span><text:span text:style-name="T7">including round-tripping between various applications.</text:span></text:p>
      <text:p text:style-name="P8" loext:marker-style-name="T2"/>
      <text:p text:style-name="Standard" loext:marker-style-name="T1"><text:span text:style-name="T1">EMPLOYMENT HISTORY</text:span></text:p>
      <text:p text:style-name="Standard" loext:marker-style-name="T1"><draw:rect text:anchor-type="as-char" style:rel-width="100%" draw:z-index="2" draw:style-name="gr1" draw:text-style-name="P5" svg:width="15.911cm" svg:height="0.003cm"><text:p/></draw:rect></text:p>
      <text:p text:style-name="Standard" loext:marker-style-name="T1"><text:span text:style-name="T1">Aug 2014 – </text:span><text:span text:style-name="T10">Nov 2024</text:span><text:span text:style-name="T1"><text:tab/><text:tab/>Speakeasy Productions Ltd</text:span></text:p>
      <text:p text:style-name="Standard" loext:marker-style-name="T1"><text:span text:style-name="T1"><text:tab/><text:tab/><text:tab/><text:tab/>Editor</text:span></text:p>
      <text:p text:style-name="Standard" loext:marker-style-name="T1"><text:span text:style-name="T1"/></text:p>
      <text:p text:style-name="Standard" loext:marker-style-name="T2"><text:span text:style-name="T2">Speakeasy produces high quality videos for both the public and private sectors. </text:span></text:p>
      <text:p text:style-name="Standard" loext:marker-style-name="T2"><text:span text:style-name="T2">Key Responsibilities:</text:span><text:span text:style-name="T11"/></text:p>
      <text:list text:style-name="WWNum1">
        <text:list-item>
          <text:p text:style-name="P9" loext:marker-style-name="T12"><text:span text:style-name="T2">Work with </text:span><text:span text:style-name="T13">production team</text:span><text:span text:style-name="T2"> and motion graphics artists to create final edit versions for clients</text:span></text:p>
        </text:list-item>
        <text:list-item>
          <text:p text:style-name="P10" loext:marker-style-name="T12"><text:span text:style-name="T9">Manage all aspects of editing: colour-correction, sound balancing, onscreen graphics</text:span></text:p>
        </text:list-item>
        <text:list-item>
          <text:p text:style-name="P9" loext:marker-style-name="T12"><text:span text:style-name="T2">Archive projects to long-term digital tape storage for future retrieval</text:span></text:p>
        </text:list-item>
      </text:list>
      <text:p text:style-name="P11" loext:marker-style-name="T12"/>
      <text:p text:style-name="Standard" loext:marker-style-name="T1"><text:span text:style-name="T1">Dec 2008 – Aug 2014<text:tab/><text:tab/>Republic Productions Ltd</text:span><text:span text:style-name="T1"/></text:p>
      <text:p text:style-name="Standard" loext:marker-style-name="T1"><text:span text:style-name="T1"><text:tab/><text:tab/><text:tab/><text:tab/></text:span><text:span text:style-name="T14">Senior </text:span><text:span text:style-name="T1">Editor / IT</text:span></text:p>
      <text:p text:style-name="Standard" loext:marker-style-name="T2"><text:span text:style-name="T2"><text:tab/><text:tab/><text:tab/> </text:span><text:span text:style-name="T2"/></text:p>
      <text:p text:style-name="Standard" loext:marker-style-name="T15"><text:span text:style-name="T2">Republic Productions produced high quality videos primarily for the private sector. I had responsibility over </text:span><text:span text:style-name="T9">all aspects of post-production, and also managed and mentored a junior editor.</text:span></text:p>
      <text:p text:style-name="Standard" loext:marker-style-name="T2"><text:span text:style-name="T2">Key Responsibilities:</text:span><text:span text:style-name="T2"/></text:p>
      <text:list text:continue-numbering="true" text:style-name="WWNum1">
        <text:list-item>
          <text:p text:style-name="P12" loext:marker-style-name="T2"><text:span text:style-name="T2">All technical and aesthetic aspects of video editing</text:span></text:p>
        </text:list-item>
        <text:list-item>
          <text:p text:style-name="P9" loext:marker-style-name="T16"><text:span text:style-name="T16">Manag</text:span><text:span text:style-name="T17">ing</text:span><text:span text:style-name="T16"> a small post-production team </text:span></text:p>
        </text:list-item>
        <text:list-item>
          <text:p text:style-name="P9" loext:marker-style-name="T12"><text:span text:style-name="T2">IT support, included maintenance of software and hardware</text:span></text:p>
        </text:list-item>
      </text:list>
      <text:p text:style-name="P13" loext:marker-style-name="T12"><text:span text:style-name="T2"/></text:p>
      <text:p text:style-name="P14" loext:marker-style-name="T2"/>
      <text:p text:style-name="Standard" loext:marker-style-name="T1"><text:soft-page-break/><text:span text:style-name="T1">Feb 2002 – Jan 2008<text:tab/><text:tab/>Freelance</text:span><text:span text:style-name="T1"/></text:p>
      <text:p text:style-name="Standard" loext:marker-style-name="T1"><text:span text:style-name="T1"><text:tab/><text:tab/><text:tab/><text:tab/>Director/ Producer</text:span></text:p>
      <text:p text:style-name="Standard" loext:marker-style-name="T1"><text:span text:style-name="T1"/></text:p>
      <text:p text:style-name="Standard" loext:marker-style-name="T18"><text:span text:style-name="T12">I was a freelance director and producer.</text:span></text:p>
      <text:p text:style-name="Standard" loext:marker-style-name="T2"><text:span text:style-name="T2">Key responsibilities:</text:span><text:span text:style-name="T2"/></text:p>
      <text:list text:continue-numbering="true" text:style-name="WWNum1">
        <text:list-item>
          <text:p text:style-name="P9" loext:marker-style-name="T2"><text:span text:style-name="T2">Directing, </text:span><text:span text:style-name="T13">shooting </text:span><text:span text:style-name="T2">and editing </text:span><text:span text:style-name="T13">a variety of </text:span><text:span text:style-name="T2">projects</text:span></text:p>
        </text:list-item>
        <text:list-item>
          <text:p text:style-name="P9" loext:marker-style-name="T2"><text:span text:style-name="T13">C</text:span><text:span text:style-name="T2">ommunicating with end-user clients of all levels</text:span></text:p>
        </text:list-item>
      </text:list>
      <text:p text:style-name="P13" loext:marker-style-name="T2"><text:span text:style-name="T2"/></text:p>
      <text:p text:style-name="Standard" loext:marker-style-name="T1"><text:span text:style-name="T1">Jan 2000 – Dec 2001<text:tab/><text:tab/>Agilent Technologies GmbH</text:span><text:span text:style-name="T1"/></text:p>
      <text:p text:style-name="Standard" loext:marker-style-name="T1"><text:span text:style-name="T1"><text:tab/><text:tab/><text:tab/><text:tab/>Software Developer</text:span><text:span text:style-name="T1"/></text:p>
      <text:p text:style-name="Standard" loext:marker-style-name="T2"><text:span text:style-name="T2"><text:tab/><text:tab/><text:tab/> </text:span><text:span text:style-name="T2"/></text:p>
      <text:p text:style-name="Standard" loext:marker-style-name="T12"><text:span text:style-name="T12">I relocated to Stuttgart, Germany for a position with Agilent Technologies, recently spun-off from Hewlett-Packard. I was responsible for developing and maintaining an in-house Oracle-based payroll application; among many other projects I specifically developed a web-based front-end to the system using ASP and JavaScript.</text:span></text:p>
      <text:p text:style-name="Standard" loext:marker-style-name="T2"><text:span text:style-name="T2">Key responsibilities:</text:span><text:span text:style-name="T2"/></text:p>
      <text:list text:continue-numbering="true" text:style-name="WWNum1">
        <text:list-item>
          <text:p text:style-name="P9" loext:marker-style-name="T2"><text:span text:style-name="T2">Software development of an in-house, Oracle-based payroll system</text:span><text:span text:style-name="T2"/></text:p>
        </text:list-item>
        <text:list-item>
          <text:p text:style-name="P9" loext:marker-style-name="T2"><text:span text:style-name="T2">Developing and debugging ASP/JavaScript/PL-SQL </text:span><text:span text:style-name="T19">web application</text:span></text:p>
        </text:list-item>
      </text:list>
      <text:p text:style-name="P8" loext:marker-style-name="T2"/>
      <text:p text:style-name="Standard" loext:marker-style-name="T2"><draw:rect text:anchor-type="as-char" style:rel-width="100%" draw:z-index="3" draw:style-name="gr1" draw:text-style-name="P5" svg:width="15.911cm" svg:height="0.003cm"><text:p/></draw:rect></text:p>
      <text:p text:style-name="P15" loext:marker-style-name="T1"><text:span text:style-name="T1">EDUCATION AND QUALIFICATIONS</text:span><draw:rect text:anchor-type="as-char" draw:z-index="5" draw:style-name="gr2" draw:text-style-name="P5" svg:width="15.911cm" svg:height="0.003cm"><text:p/></draw:rect></text:p>
      <text:p text:style-name="P16" loext:marker-style-name="T2"/>
      <text:p text:style-name="P15" loext:marker-style-name="T2"><text:bookmark text:name="_30j0zll"/><text:span text:style-name="T2">1998 – 1999 <text:tab/><text:tab/><text:tab/>Glasgow University</text:span></text:p>
      <text:p text:style-name="P15" loext:marker-style-name="T2"><text:span text:style-name="T2"><text:tab/><text:tab/><text:tab/><text:tab/>Information Technology Postgraduate Diploma</text:span></text:p>
      <text:p text:style-name="P16" loext:marker-style-name="T2"/>
      <text:p text:style-name="P15" loext:marker-style-name="T2"><text:span text:style-name="T2">1992 - 1996<text:tab/><text:tab/><text:tab/>Glasgow University</text:span></text:p>
      <text:p text:style-name="P15" loext:marker-style-name="T2"><text:span text:style-name="T2"><text:tab/><text:tab/><text:tab/><text:tab/>MA Philosophy 2:1</text:span></text:p>
      <text:p text:style-name="P16" loext:marker-style-name="T2"/>
      <text:p text:style-name="P15" loext:marker-style-name="T2"><text:span text:style-name="T2">1986 - 1992<text:tab/><text:tab/><text:tab/>St Andrews Higher School</text:span></text:p>
      <text:p text:style-name="P15" loext:marker-style-name="T2"><text:span text:style-name="T2"><text:tab/><text:tab/><text:tab/><text:tab/>5 Highers, 1 Certificate of Sixth Year Studies</text:span></text:p>
      <text:p text:style-name="P8" loext:marker-style-name="T2"/>
      <text:p text:style-name="Standard" loext:marker-style-name="T2"><draw:rect text:anchor-type="as-char" style:rel-width="100%" draw:z-index="4" draw:style-name="gr1" draw:text-style-name="P5" svg:width="15.911cm" svg:height="0.003cm"><text:p/></draw:rect><text:span text:style-name="T1">VOLUNTARY WORK AND OTHER INFORMATION</text:span></text:p>
      <text:p text:style-name="P17" loext:marker-style-name="T2"><draw:rect text:anchor-type="as-char" draw:z-index="6" draw:style-name="gr2" draw:text-style-name="P5" svg:width="15.911cm" svg:height="0.003cm"><text:p/></draw:rect></text:p>
      <text:p text:style-name="P17" loext:marker-style-name="T1"><text:span text:style-name="T1">2004 - 2005 <text:tab/><text:tab/><text:tab/>Glasgow Media Access Centre<text:tab/></text:span></text:p>
      <text:p text:style-name="P17" loext:marker-style-name="T1"><text:span text:style-name="T1"><text:tab/><text:tab/><text:tab/><text:tab/>Volunteer <text:tab/></text:span></text:p>
      <text:p text:style-name="P18" loext:marker-style-name="T2"/>
      <text:p text:style-name="P17" loext:marker-style-name="T2"><text:span text:style-name="T20">At the time of my volunteering, </text:span>Glasgow Media Access Centre <text:span text:style-name="T20">was</text:span> a charity organisation <text:span text:style-name="T20">focussed on </text:span>providing easy access to high quality film-making equipment at a time when access to such equipment was prohibitively expensive. I was responsible for checking equipment before and after hires, converting members' videos between various formats (DV, BetaSP, etc), general maintenance of the equipment, and I helped organise and run their popular monthly event, Cafe Flicker, where members showed their most recent work. 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</meta:editing-cycles>
    <meta:creation-date>2019-04-22T12:44:00</meta:creation-date>
    <dc:date>2024-12-30T19:33:57.248000000</dc:date>
    <meta:editing-duration>PT33M44S</meta:editing-duration>
    <meta:generator>LibreOffice/24.8.4.2$Windows_X86_64 LibreOffice_project/bb3cfa12c7b1bf994ecc5649a80400d06cd71002</meta:generator>
    <meta:document-statistic meta:table-count="0" meta:image-count="0" meta:object-count="0" meta:page-count="2" meta:paragraph-count="52" meta:word-count="599" meta:character-count="4159" meta:non-whitespace-character-count="3546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